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53cm" loext:contextual-spacing="false" fo:text-indent="0cm" style:auto-text-indent="false"/>
    </style:style>
    <style:style style:name="P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/>
    </style:style>
    <style:style style:name="P4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/>
    </style:style>
    <style:style style:name="P5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name-asian="Calibri1" style:font-size-asian="14pt" style:font-style-asian="normal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font-weight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font-weight="normal" style:font-name-asian="Calibri1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font-weight="normal" officeooo:paragraph-rsid="0018b807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font-weight="normal" style:font-name-asian="Calibri1" style:font-size-asian="14pt" style:font-weight-asian="normal" style:font-size-complex="14pt" style:font-weight-complex="normal"/>
    </style:style>
    <style:style style:name="P11" style:family="paragraph" style:parent-style-name="Text_20_body" style:master-page-name="Standard">
      <style:paragraph-properties fo:margin-left="1.249cm" fo:margin-right="0cm" fo:text-align="center" style:justify-single-word="false" fo:text-indent="0cm" style:auto-text-indent="false" style:page-number="auto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 style:font-weight-complex="normal"/>
    </style:style>
    <style:style style:name="T1" style:family="text">
      <style:text-properties fo:font-variant="normal" fo:text-transform="none" fo:color="#000000" style:font-name="Times New Roman1" fo:letter-spacing="normal" fo:font-style="normal"/>
    </style:style>
    <style:style style:name="T2" style:family="text">
      <style:text-properties fo:font-variant="normal" fo:text-transform="none" fo:color="#000000" style:font-name="Times New Roman1" fo:letter-spacing="normal" fo:font-style="normal" officeooo:rsid="0018b807"/>
    </style:style>
    <style:style style:name="T3" style:family="text">
      <style:text-properties style:font-name-asian="Calibri1" style:font-size-asian="14pt" style:font-weight-asian="normal" style:font-size-complex="14pt" style:font-weight-complex="normal"/>
    </style:style>
    <style:style style:name="T4" style:family="text">
      <style:text-properties officeooo:rsid="0018b8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МИНИСТЕРСТВО НАУКИ И ВЫСШЕГО ОБРАЗОВАНИЯ РОССИЙСКОЙ ФЕДЕРАЦИИ</text:p>
      <text:p text:style-name="P2">ФЕДЕРАЛЬНОЕ ГОСУДАРСТВЕННОЕ АВТОНОМНОЕ ОБРАЗОВАТЕЛЬНОЕ УЧРЕЖДЕНИЕ ВЫСШЕГО ОБРАЗОВАНИЯ</text:p>
      <text:p text:style-name="P2">«Национальный исследовательский ядерный университет «МИФИ»</text:p>
      <text:p text:style-name="P2">Обнинский институт атомной энергетики</text:p>
      <text:p text:style-name="P2"/>
      <text:p text:style-name="P3"/>
      <text:p text:style-name="P3"/>
      <text:p text:style-name="P3"/>
      <text:p text:style-name="P3"/>
      <text:p text:style-name="P5">Лабораторная работа №1</text:p>
      <text:p text:style-name="P5">«Оптимизация обмена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Выполнила: студентка ОИКС</text:p>
      <text:p text:style-name="P4">3 курса группы ИС-Б17</text:p>
      <text:p text:style-name="P4">Петренко В. Ю.</text:p>
      <text:p text:style-name="P4">Провери<text:span text:style-name="T4">л</text:span>: <text:span text:style-name="T4">Пляскин А. В.</text:span></text:p>
      <text:p text:style-name="P3"/>
      <text:p text:style-name="P3"/>
      <text:p text:style-name="P3"/>
      <text:p text:style-name="P3"/>
      <text:p text:style-name="P5">Обнинск, 2019</text:p>
      <text:p text:style-name="P7"><text:soft-page-break/><text:span text:style-name="T3">1. </text:span><text:span text:style-name="T1">Содержание работы: Написать программу, реализующую обмен (чтение/запись) данных по схем</text:span><text:span text:style-name="T2">е</text:span><text:span text:style-name="T1"> "Внешняя память - Внешняя память", и продемонстрировать ее работу на тестовом примере. Данные для тестового примера генерируются случайным образом.</text:span></text:p>
      <text:p text:style-name="P9"><text:span text:style-name="T2">Вариант 4. </text:span><text:span text:style-name="T1">Дан файл типа BYTE размером не менее 256 Кбайт. Скопировать этот файл во внешнюю память 10 раз поблочно. Размер читаемого блока - 1024 байта, размер записываемого блока принять кратным размеру читаемого блока. Характеристика: коэффициент кратности (1:2, 1:4, 1:8, 1:16).</text:span></text:p>
      <text:p text:style-name="P8">2. инструментарий-описание функции windows, что использовали при работе;</text:p>
      <text:p text:style-name="P8">CreateFile(szName, dwAccess, dwShareMode, lpSecurityAttributes,</text:p>
      <text:p text:style-name="P8"><text:s text:c="11"/>dwCreationDisposition, dwFlags, hTemplateFile);</text:p>
      <text:p text:style-name="P8">В Windows для того, чтобы открыть или создать файл, нужно вызвать процедуру, имеющую целых семь аргументов. К счастью, большинство из них приходится использовать крайне редко. Аргумент szName задает имя файла, а dwAccess — желаемый доступ к файлу, обычно это GENERIC_READ, GENERIC_WRITE или оба значения, объединенные логическим или. Параметр dwShareMode определяет, что могут делать с файлом другие процессы, пока мы с ним работаем. Возможные значения — FILE_SHARE_READ, FILE_SHARE_WRITE, FILE_SHARE_DELETE и их комбинации, однако часто этот параметр просто устанавливают в ноль. Параметр dwCreationDisposition определяет, как именно мы хотим открыть файл, может быть, например, CREATE_NEW, CREATE_ALWAYS, OPEN_EXISTING, OPEN_ALWAYS. О семантике этого хозяйства нетрудно догадаться самостоятельно. С помощью dwFlags можно указать дополнительные свойства файла, например, хранить ли его в зашифрованном или сжатом виде, или сказать, что файл является скрытым, временным или системным. Обычно сюда передают FILE_ATTRIBUTE_NORMAL. Наконец, про lpSecurityAttributes и hTemplateFile сейчас знать не нужно, сюда можно смело передавать NULL.</text:p>
      <text:p text:style-name="P8">В случае успешного создания или открытия файла, процедура CreateFile возвращает его хэндл. В случае ошибки возвращается специальное значение INVALID_HANDLE_VALUE. </text:p>
      <text:p text:style-name="P8"/>
      <text:p text:style-name="P8">ReadFile(hFile, lpBuff, dwBuffSize, &amp;dwCount, NULL);</text:p>
      <text:p text:style-name="P8">Чтение из файла в буфер lpBuff размером dwBuffSize. В переменную dwCount записывается реальное количество прочитанных байт. Последний опциональный аргумент называется lpOverlapped и о нем сейчас знать не нужно.</text:p>
      <text:p text:style-name="P8"/>
      <text:p text:style-name="P8"><text:soft-page-break/>WriteFile(hFile, lpBuff, dwBuffSize, &amp;dwCount, NULL);</text:p>
      <text:p text:style-name="P8">Аргументы и семантика процедуры WriteFile полностью аналогичны ReadFile.</text:p>
      <text:p text:style-name="P8"/>
      <text:p text:style-name="P8">CloseHandle(hFile);</text:p>
      <text:p text:style-name="P8">Файловые дескрипторы закрываются с помощью CloseHandle. </text:p>
      <text:p text:style-name="P8"/>
      <text:p text:style-name="P8"/>
      <text:p text:style-name="P8">3. алгоритм, процесс решения. рисовать блок схему, для потоков лучше uml-диаграмму;</text:p>
      <text:p text:style-name="P8">4. результат решения задачи(скрины);</text:p>
      <text:p text:style-name="P8">5. выводы(в лабе есть цель, надо сделать вывод).</text:p>
      <text:p text:style-name="P6"/>
      <text:p text:style-name="P6"/>
      <text:p text:style-name="P3">Конечный результат:</text:p>
      <text:p text:style-name="P3">1. График зависимости скорости обмена (Кбайт/c) от некоторой характеристики, заданной в варианте.</text:p>
      <text:p text:style-name="P3">2. Отчет с выводами и анализом результатов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94cm" fo:margin-bottom="0.494cm" loext:contextual-spacing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_20__28_веб_29_" style:display-name="Обычный (веб)" style:family="paragraph" style:parent-style-name="Standard" style:default-outline-level="">
      <style:paragraph-properties fo:margin-top="0.494cm" fo:margin-bottom="0.494cm" loext:contextual-spacing="false"/>
    </style:style>
    <style:style style:name="r_5f_srt" style:display-name="r_srt" style:family="paragraph" style:parent-style-name="Standard" style:default-outline-level="">
      <style:paragraph-properties fo:margin-top="0.494cm" fo:margin-bottom="0.494cm" loext:contextual-spacing="false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0z0" style:family="text">
      <style:text-properties style:font-name="Symbol" fo:font-family="Symbol" style:font-family-generic="roman" style:font-pitch="variable" fo:font-size="11pt" fo:language="en" fo:country="US" style:font-size-asian="11pt" style:font-name-complex="Symbol1" style:font-family-complex="Symbol" style:font-family-generic-complex="system" style:font-pitch-complex="variable" style:font-size-complex="11pt"/>
    </style:style>
    <style:style style:name="WW8Num1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07:49:00</meta:creation-date>
    <meta:initial-creator>XTreme.ws</meta:initial-creator>
    <dc:language>ru-RU</dc:language>
    <dc:date>2019-10-15T23:45:27.521205188</dc:date>
    <meta:editing-cycles>12</meta:editing-cycles>
    <meta:editing-duration>PT3H29M39S</meta:editing-duration>
    <meta:generator>LibreOffice/6.0.7.3$Linux_X86_64 LibreOffice_project/00m0$Build-3</meta:generator>
    <meta:document-statistic meta:table-count="0" meta:image-count="0" meta:object-count="0" meta:page-count="3" meta:paragraph-count="30" meta:word-count="390" meta:character-count="3178" meta:non-whitespace-character-count="2803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